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1a84b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48b24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48b24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ac225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76d54" officeooo:paragraph-rsid="00476d54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76d54" officeooo:paragraph-rsid="004ac225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41a84b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ac225" officeooo:paragraph-rsid="004c5519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/>
      <style:text-properties style:font-name="Liberation Sans" fo:font-size="14pt" fo:font-weight="normal" officeooo:rsid="00476d54" officeooo:paragraph-rsid="00476d54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48b24" officeooo:paragraph-rsid="00448b24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1a84b" officeooo:paragraph-rsid="0041a84b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76d54" officeooo:paragraph-rsid="00476d54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2">
      <style:paragraph-properties fo:line-height="150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2">
      <style:paragraph-properties fo:line-height="150%"/>
      <style:text-properties style:font-name="Liberation Sans" fo:font-size="14pt" officeooo:paragraph-rsid="004ac225" style:font-size-asian="14pt" style:font-size-complex="14pt"/>
    </style:style>
    <style:style style:name="P17" style:family="paragraph" style:parent-style-name="Standard" style:list-style-name="L2">
      <style:paragraph-properties fo:line-height="150%"/>
      <style:text-properties style:font-name="Liberation Sans" fo:font-size="14pt" officeooo:paragraph-rsid="004c5519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2a6157"/>
    </style:style>
    <style:style style:name="T4" style:family="text">
      <style:text-properties officeooo:rsid="0041a84b"/>
    </style:style>
    <style:style style:name="T5" style:family="text">
      <style:text-properties officeooo:rsid="00448b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48b24" style:font-weight-asian="normal" style:font-weight-complex="normal"/>
    </style:style>
    <style:style style:name="T8" style:family="text">
      <style:text-properties fo:font-weight="normal" officeooo:rsid="004c663f" style:font-weight-asian="normal" style:font-weight-complex="normal"/>
    </style:style>
    <style:style style:name="T9" style:family="text">
      <style:text-properties officeooo:rsid="0045d7ce"/>
    </style:style>
    <style:style style:name="T10" style:family="text">
      <style:text-properties officeooo:rsid="00476d54"/>
    </style:style>
    <style:style style:name="T11" style:family="text">
      <style:text-properties officeooo:rsid="004ac225"/>
    </style:style>
    <style:style style:name="T12" style:family="text">
      <style:text-properties officeooo:rsid="004c551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text:span text:style-name="T5">s</text:span><text:span text:style-name="T6"> : </text:span><text:span text:style-name="T8">S’exercer</text:span></text:p>
      <text:h text:style-name="P3" text:outline-level="1">Déroulé</text:h>
      <text:list xml:id="list1437167794" text:style-name="L2">
        <text:list-item>
          <text:p text:style-name="P12">Questions flash</text:p>
          <text:p text:style-name="P6"><text:span text:style-name="T11">Révision de l’écriture en toute lettre d’un nombre</text:span></text:p>
          <text:p text:style-name="P6">Contrôle de la maitrise des notions revues au précédent cours : <text:span text:style-name="T11">droites perpendiculaires ; médiatrices</text:span></text:p>
          <text:p text:style-name="P9"/>
        </text:list-item>
        <text:list-item>
          <text:p text:style-name="P13">C<text:span text:style-name="T5">orrection du TaF</text:span></text:p>
          <text:p text:style-name="P16"><text:span text:style-name="T9">e</text:span><text:span text:style-name="T10">x.</text:span><text:span text:style-name="T9"> 32 p. 219</text:span></text:p>
          <text:p text:style-name="P8"><text:span text:style-name="T9">ex. 43 p. 221</text:span></text:p>
          <text:p text:style-name="P5"/>
        </text:list-item>
        <text:list-item>
          <text:p text:style-name="P14">Exercices d’application en cours</text:p>
          <text:p text:style-name="P17"><text:span text:style-name="T9">ex. </text:span><text:span text:style-name="T11">40</text:span><text:span text:style-name="T9"> p. 2</text:span><text:span text:style-name="T12">20</text:span><text:span text:style-name="T9"> </text:span><text:span text:style-name="T10">(construction de droites </text:span><text:span text:style-name="T12">perpendiculaires</text:span><text:span text:style-name="T10">) – </text:span><text:span text:style-name="T12">Corrigé en cours</text:span></text:p>
          <text:p text:style-name="P17"><text:span text:style-name="T9">e</text:span><text:span text:style-name="T10">x.</text:span><text:span text:style-name="T9"> </text:span><text:span text:style-name="T11">44</text:span><text:span text:style-name="T9"> p. 2</text:span><text:span text:style-name="T12">21</text:span><text:span text:style-name="T9"> </text:span><text:span text:style-name="T10">(construction de </text:span><text:span text:style-name="T12">médiatrices </text:span><text:span text:style-name="T10">; points d’intersection de droites sécantes) – </text:span><text:span text:style-name="T12">Corrigé en cours</text:span></text:p>
          <text:p text:style-name="P7"><text:span text:style-name="T9">ex. 4</text:span><text:span text:style-name="T11">8</text:span><text:span text:style-name="T9"> p. 221 </text:span>(<text:span text:style-name="T12">propriété permettant de dire que deux droites perpendiculaires à une même droite sont parallèles</text:span>)</text:p>
          <text:p text:style-name="P10">Pour ceux qui vont vite :</text:p>
          <text:p text:style-name="P10">74 p. 226 <text:span text:style-name="T12">(médiatrice) ; </text:span>75 p. 226 <text:span text:style-name="T12">(propriété droites perpendiculaires et parallèles) ; </text:span>76 p. 226 <text:span text:style-name="T12">(raisonnement sur la plupart des notions)</text:span></text:p>
          <text:p text:style-name="P5"/>
        </text:list-item>
        <text:list-item>
          <text:p text:style-name="P15">TaF</text:p>
          <text:p text:style-name="P11">Finir l’exercice <text:span text:style-name="T12">48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 number:calendar="jewish"/>
      <number:text> </number:text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2">
      <number:month number:calendar="jewish" number:style="long" number:textual="true"/>
    </number:date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17">
      <number:month number:calendar="jewish" number:style="long" number:textual="true"/>
      <number:text> </number:text>
      <number:day number:calendar="jewish"/>
    </number:date-style>
    <number:date-style style:name="N11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year number:calendar="jewish" number:style="long"/>
    </number:date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style style:name="MT4" style:family="text">
      <style:text-properties officeooo:rsid="004ac225"/>
    </style:style>
    <style:style style:name="MT5" style:family="text">
      <style:text-properties officeooo:rsid="0041a84b"/>
    </style:style>
    <style:style style:name="MT6" style:family="text">
      <style:text-properties officeooo:rsid="00448b2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</text:span> – <text:span text:style-name="MT3">Géométrie plane</text:span><text:tab/><text:span text:style-name="MT2">Séance </text:span><text:span text:style-name="MT4">4</text:span><text:span text:style-name="MT5"> - </text:span><text:span text:style-name="MT6">2</text:span><text:span text:style-name="MT4">6</text:span><text:span text:style-name="MT5">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1T22:11:45.997038436</dc:date>
    <meta:editing-duration>PT9H16M28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48" meta:character-count="815" meta:non-whitespace-character-count="698"/>
  </office:meta>
</office:document-meta>
</file>